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862b68" officeooo:paragraph-rsid="0029c98f" style:font-weight-asian="bold" style:font-weight-complex="bold"/>
    </style:style>
    <style:style style:name="P2" style:family="paragraph" style:parent-style-name="Standard">
      <style:text-properties fo:font-weight="bold" officeooo:rsid="00885aa6" officeooo:paragraph-rsid="00862b68" style:font-weight-asian="bold" style:font-weight-complex="bold"/>
    </style:style>
    <style:style style:name="P3" style:family="paragraph" style:parent-style-name="Standard">
      <style:text-properties fo:font-weight="bold" officeooo:rsid="00885aa6" officeooo:paragraph-rsid="00885aa6" style:font-weight-asian="bold" style:font-weight-complex="bold"/>
    </style:style>
    <style:style style:name="P4" style:family="paragraph" style:parent-style-name="Standard">
      <style:text-properties fo:font-weight="bold" officeooo:rsid="008a3187" officeooo:paragraph-rsid="008a3187" style:font-weight-asian="bold" style:font-weight-complex="bold"/>
    </style:style>
    <style:style style:name="P5" style:family="paragraph" style:parent-style-name="Standard">
      <style:text-properties fo:font-weight="bold" officeooo:rsid="008d6a8f" officeooo:paragraph-rsid="008a2db8" style:font-weight-asian="bold" style:font-weight-complex="bold"/>
    </style:style>
    <style:style style:name="P6" style:family="paragraph" style:parent-style-name="Standard">
      <style:text-properties fo:font-weight="bold" officeooo:rsid="009387dd" officeooo:paragraph-rsid="008ddaff" style:font-weight-asian="bold" style:font-weight-complex="bold"/>
    </style:style>
    <style:style style:name="P7" style:family="paragraph" style:parent-style-name="Standard">
      <style:text-properties fo:font-weight="bold" officeooo:rsid="0094689c" officeooo:paragraph-rsid="008ddaff" style:font-weight-asian="bold" style:font-weight-complex="bold"/>
    </style:style>
    <style:style style:name="P8" style:family="paragraph" style:parent-style-name="Standard">
      <style:text-properties fo:font-weight="bold" officeooo:rsid="0095d847" officeooo:paragraph-rsid="008ddaff" style:font-weight-asian="bold" style:font-weight-complex="bold"/>
    </style:style>
    <style:style style:name="P9" style:family="paragraph" style:parent-style-name="Standard">
      <style:text-properties fo:font-weight="bold" officeooo:rsid="00975c69" officeooo:paragraph-rsid="008ddaff" style:font-weight-asian="bold" style:font-weight-complex="bold"/>
    </style:style>
    <style:style style:name="P10" style:family="paragraph" style:parent-style-name="Standard">
      <style:text-properties fo:font-weight="bold" officeooo:rsid="0098f4a2" officeooo:paragraph-rsid="00975c69" style:font-weight-asian="bold" style:font-weight-complex="bold"/>
    </style:style>
    <style:style style:name="P11" style:family="paragraph" style:parent-style-name="Standard">
      <style:text-properties fo:font-weight="bold" officeooo:rsid="009c8e87" officeooo:paragraph-rsid="00975c69" style:font-weight-asian="bold" style:font-weight-complex="bold"/>
    </style:style>
    <style:style style:name="P12" style:family="paragraph" style:parent-style-name="Standard">
      <style:text-properties fo:font-weight="bold" officeooo:rsid="00a17673" officeooo:paragraph-rsid="009c8e87" style:font-weight-asian="bold" style:font-weight-complex="bold"/>
    </style:style>
    <style:style style:name="P13" style:family="paragraph" style:parent-style-name="Standard">
      <style:text-properties fo:font-weight="bold" officeooo:rsid="00a2abda" officeooo:paragraph-rsid="00a17673" style:font-weight-asian="bold" style:font-weight-complex="bold"/>
    </style:style>
    <style:style style:name="P14" style:family="paragraph" style:parent-style-name="Standard">
      <style:text-properties fo:font-weight="bold" officeooo:rsid="00a42dc7" officeooo:paragraph-rsid="00a2abda" style:font-weight-asian="bold" style:font-weight-complex="bold"/>
    </style:style>
    <style:style style:name="P15" style:family="paragraph" style:parent-style-name="Standard">
      <style:text-properties fo:font-weight="bold" officeooo:rsid="00a4389a" officeooo:paragraph-rsid="00a42dc7" style:font-weight-asian="bold" style:font-weight-complex="bold"/>
    </style:style>
    <style:style style:name="P16" style:family="paragraph" style:parent-style-name="Standard">
      <style:text-properties fo:font-weight="bold" officeooo:rsid="00a49b50" officeooo:paragraph-rsid="00a4389a" style:font-weight-asian="bold" style:font-weight-complex="bold"/>
    </style:style>
    <style:style style:name="P17" style:family="paragraph" style:parent-style-name="Standard">
      <style:text-properties fo:font-weight="bold" officeooo:rsid="00a8f59a" officeooo:paragraph-rsid="00a8f59a" style:font-weight-asian="bold" style:font-weight-complex="bold"/>
    </style:style>
    <style:style style:name="P18" style:family="paragraph" style:parent-style-name="Standard">
      <style:text-properties officeooo:rsid="0029c98f" officeooo:paragraph-rsid="0029c98f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862b68" officeooo:paragraph-rsid="00862b68" style:font-size-asian="16pt" style:font-weight-asian="bold" style:font-size-complex="16pt" style:font-weight-complex="bold"/>
    </style:style>
    <style:style style:name="P20" style:family="paragraph" style:parent-style-name="Standard">
      <style:text-properties fo:font-weight="normal" officeooo:rsid="0086651e" officeooo:paragraph-rsid="00862b68" style:font-weight-asian="normal" style:font-weight-complex="normal"/>
    </style:style>
    <style:style style:name="P21" style:family="paragraph" style:parent-style-name="Standard">
      <style:text-properties fo:font-weight="normal" officeooo:rsid="008a2db8" officeooo:paragraph-rsid="008a2db8" style:font-weight-asian="normal" style:font-weight-complex="normal"/>
    </style:style>
    <style:style style:name="P22" style:family="paragraph" style:parent-style-name="Standard">
      <style:text-properties fo:font-weight="normal" officeooo:rsid="008a3187" officeooo:paragraph-rsid="008a3187" style:font-weight-asian="normal" style:font-weight-complex="normal"/>
    </style:style>
    <style:style style:name="P23" style:family="paragraph" style:parent-style-name="Standard">
      <style:text-properties fo:font-weight="normal" officeooo:rsid="008bd4c7" officeooo:paragraph-rsid="008bd4c7" style:font-weight-asian="normal" style:font-weight-complex="normal"/>
    </style:style>
    <style:style style:name="P24" style:family="paragraph" style:parent-style-name="Standard">
      <style:text-properties fo:font-weight="normal" officeooo:rsid="008d6a46" officeooo:paragraph-rsid="008d6a46" style:font-weight-asian="normal" style:font-weight-complex="normal"/>
    </style:style>
    <style:style style:name="P25" style:family="paragraph" style:parent-style-name="Standard">
      <style:text-properties fo:font-weight="normal" officeooo:rsid="008d6a8f" officeooo:paragraph-rsid="008d6a8f" style:font-weight-asian="normal" style:font-weight-complex="normal"/>
    </style:style>
    <style:style style:name="P26" style:family="paragraph" style:parent-style-name="Standard">
      <style:text-properties fo:font-weight="normal" officeooo:rsid="008ddaff" officeooo:paragraph-rsid="008ddaff" style:font-weight-asian="normal" style:font-weight-complex="normal"/>
    </style:style>
    <style:style style:name="P27" style:family="paragraph" style:parent-style-name="Standard">
      <style:text-properties fo:font-weight="normal" officeooo:rsid="00914e53" officeooo:paragraph-rsid="00914e53" style:font-weight-asian="normal" style:font-weight-complex="normal"/>
    </style:style>
    <style:style style:name="P28" style:family="paragraph" style:parent-style-name="Standard">
      <style:text-properties fo:font-weight="normal" officeooo:rsid="0094689c" officeooo:paragraph-rsid="008ddaff" style:font-weight-asian="normal" style:font-weight-complex="normal"/>
    </style:style>
    <style:style style:name="P29" style:family="paragraph" style:parent-style-name="Standard">
      <style:text-properties fo:font-weight="normal" officeooo:rsid="00975c69" officeooo:paragraph-rsid="00975c69" style:font-weight-asian="normal" style:font-weight-complex="normal"/>
    </style:style>
    <style:style style:name="P30" style:family="paragraph" style:parent-style-name="Standard">
      <style:text-properties fo:font-weight="normal" officeooo:rsid="00a17673" officeooo:paragraph-rsid="00a17673" style:font-weight-asian="normal" style:font-weight-complex="normal"/>
    </style:style>
    <style:style style:name="P31" style:family="paragraph" style:parent-style-name="Standard">
      <style:text-properties fo:font-weight="normal" officeooo:rsid="00a2abda" officeooo:paragraph-rsid="00a2abda" style:font-weight-asian="normal" style:font-weight-complex="normal"/>
    </style:style>
    <style:style style:name="P32" style:family="paragraph" style:parent-style-name="Standard">
      <style:text-properties fo:font-weight="normal" officeooo:rsid="00a42dc7" officeooo:paragraph-rsid="00a42dc7" style:font-weight-asian="normal" style:font-weight-complex="normal"/>
    </style:style>
    <style:style style:name="P33" style:family="paragraph" style:parent-style-name="Standard">
      <style:text-properties fo:font-weight="normal" officeooo:rsid="00a4389a" officeooo:paragraph-rsid="00a4389a" style:font-weight-asian="normal" style:font-weight-complex="normal"/>
    </style:style>
    <style:style style:name="P34" style:family="paragraph" style:parent-style-name="Standard">
      <style:text-properties fo:font-weight="normal" officeooo:rsid="00a49b50" officeooo:paragraph-rsid="00a49b50" style:font-weight-asian="normal" style:font-weight-complex="normal"/>
    </style:style>
    <style:style style:name="P35" style:family="paragraph" style:parent-style-name="Standard">
      <style:text-properties officeooo:rsid="00a8f59a" officeooo:paragraph-rsid="00a8f59a"/>
    </style:style>
    <style:style style:name="P36" style:family="paragraph" style:parent-style-name="Standard">
      <style:text-properties officeooo:rsid="00a99906" officeooo:paragraph-rsid="00a99906"/>
    </style:style>
    <style:style style:name="P37" style:family="paragraph" style:parent-style-name="Standard">
      <style:text-properties officeooo:rsid="00aaa3dc" officeooo:paragraph-rsid="00aaa3dc"/>
    </style:style>
    <style:style style:name="P38" style:family="paragraph" style:parent-style-name="Standard">
      <style:text-properties officeooo:rsid="00aad5bf" officeooo:paragraph-rsid="00aad5bf"/>
    </style:style>
    <style:style style:name="P39" style:family="paragraph" style:parent-style-name="Standard">
      <style:text-properties officeooo:rsid="00aad5bf" officeooo:paragraph-rsid="00ac0499"/>
    </style:style>
    <style:style style:name="P40" style:family="paragraph" style:parent-style-name="Standard">
      <style:text-properties officeooo:rsid="00aad5bf" officeooo:paragraph-rsid="00b14490"/>
    </style:style>
    <style:style style:name="P41" style:family="paragraph" style:parent-style-name="Standard">
      <style:text-properties officeooo:rsid="00aad5bf" officeooo:paragraph-rsid="00b373d1"/>
    </style:style>
    <style:style style:name="P42" style:family="paragraph" style:parent-style-name="Standard">
      <style:text-properties officeooo:rsid="00ac0499" officeooo:paragraph-rsid="00ac0499"/>
    </style:style>
    <style:style style:name="P43" style:family="paragraph" style:parent-style-name="Standard">
      <style:text-properties officeooo:rsid="00ac0499" officeooo:paragraph-rsid="00b2cdfd"/>
    </style:style>
    <style:style style:name="P44" style:family="paragraph" style:parent-style-name="Standard">
      <style:text-properties officeooo:rsid="00ac0499" officeooo:paragraph-rsid="00b373d1"/>
    </style:style>
    <style:style style:name="P45" style:family="paragraph" style:parent-style-name="Standard">
      <style:text-properties officeooo:rsid="00b01fc9" officeooo:paragraph-rsid="00a8f59a"/>
    </style:style>
    <style:style style:name="P46" style:family="paragraph" style:parent-style-name="Standard">
      <style:text-properties officeooo:rsid="00b01fc9" officeooo:paragraph-rsid="00b01fc9"/>
    </style:style>
    <style:style style:name="P47" style:family="paragraph" style:parent-style-name="Standard">
      <style:text-properties officeooo:rsid="00b01fc9" officeooo:paragraph-rsid="00b1a1e7"/>
    </style:style>
    <style:style style:name="P48" style:family="paragraph" style:parent-style-name="Standard">
      <style:text-properties officeooo:rsid="00b01fc9" officeooo:paragraph-rsid="00b373d1"/>
    </style:style>
    <style:style style:name="P49" style:family="paragraph" style:parent-style-name="Standard">
      <style:text-properties officeooo:rsid="00b01fc9" officeooo:paragraph-rsid="00baf8f4"/>
    </style:style>
    <style:style style:name="P50" style:family="paragraph" style:parent-style-name="Standard">
      <style:text-properties officeooo:rsid="00b14490" officeooo:paragraph-rsid="00b14490"/>
    </style:style>
    <style:style style:name="P51" style:family="paragraph" style:parent-style-name="Standard">
      <style:text-properties officeooo:rsid="00b923ae" officeooo:paragraph-rsid="00b923ae"/>
    </style:style>
    <style:style style:name="P52" style:family="paragraph" style:parent-style-name="Standard">
      <style:text-properties officeooo:rsid="00baf8f4" officeooo:paragraph-rsid="00baf8f4"/>
    </style:style>
    <style:style style:name="P53" style:family="paragraph" style:parent-style-name="Standard">
      <style:text-properties officeooo:rsid="00b4dbee" officeooo:paragraph-rsid="00b1a1e7"/>
    </style:style>
    <style:style style:name="P54" style:family="paragraph" style:parent-style-name="Standard" style:list-style-name="L1">
      <style:text-properties fo:font-weight="normal" officeooo:rsid="009c8e87" officeooo:paragraph-rsid="009c8e87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a108c3" officeooo:paragraph-rsid="00a108c3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9ccf1b" officeooo:paragraph-rsid="009ccf1b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9e39eb" officeooo:paragraph-rsid="009e39eb" style:font-weight-asian="normal" style:font-weight-complex="normal"/>
    </style:style>
    <style:style style:name="P58" style:family="paragraph" style:parent-style-name="Standard">
      <style:text-properties fo:font-weight="bold" officeooo:rsid="00c26b46" officeooo:paragraph-rsid="00a49b5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6651e" style:font-weight-asian="normal" style:font-weight-complex="normal"/>
    </style:style>
    <style:style style:name="T3" style:family="text">
      <style:text-properties fo:font-weight="normal" officeooo:rsid="008bd4c7" style:font-weight-asian="normal" style:font-weight-complex="normal"/>
    </style:style>
    <style:style style:name="T4" style:family="text">
      <style:text-properties officeooo:rsid="00a8f59a"/>
    </style:style>
    <style:style style:name="T5" style:family="text">
      <style:text-properties officeooo:rsid="00aad5bf"/>
    </style:style>
    <style:style style:name="T6" style:family="text">
      <style:text-properties officeooo:rsid="00ac0499"/>
    </style:style>
    <style:style style:name="T7" style:family="text">
      <style:text-properties officeooo:rsid="00ae7196"/>
    </style:style>
    <style:style style:name="T8" style:family="text">
      <style:text-properties officeooo:rsid="00b01fc9"/>
    </style:style>
    <style:style style:name="T9" style:family="text">
      <style:text-properties officeooo:rsid="00b14490"/>
    </style:style>
    <style:style style:name="T10" style:family="text">
      <style:text-properties officeooo:rsid="00b1a1e7"/>
    </style:style>
    <style:style style:name="T11" style:family="text">
      <style:text-properties officeooo:rsid="00b2cdfd"/>
    </style:style>
    <style:style style:name="T12" style:family="text">
      <style:text-properties officeooo:rsid="00b57de8"/>
    </style:style>
    <style:style style:name="T13" style:family="text">
      <style:text-properties officeooo:rsid="00baf6c7"/>
    </style:style>
    <style:style style:name="T14" style:family="text">
      <style:text-properties officeooo:rsid="00baf8f4"/>
    </style:style>
    <style:style style:name="T15" style:family="text">
      <style:text-properties officeooo:rsid="00bcba88"/>
    </style:style>
    <style:style style:name="T16" style:family="text">
      <style:text-properties officeooo:rsid="00bd74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ject <text:span text:style-name="T4">Management Processes and Structures</text:span></text:p>
      <text:p text:style-name="P19"/>
      <text:p text:style-name="P18"/>
      <text:p text:style-name="P18">CTRL_T runs date macro</text:p>
      <text:p text:style-name="P18"/>
      <text:p text:style-name="P17"><text:span text:style-name="T5">H</text:span>ow are projects managed?</text:p>
      <text:p text:style-name="P35">Execution is far more important than the idea.</text:p>
      <text:p text:style-name="P36">A bad idea well executed can succeed.</text:p>
      <text:p text:style-name="P36">The best product not executed will never succeed.</text:p>
      <text:p text:style-name="P37">Tesla – GM EV1 <text:span text:style-name="T5">19</text:span>96-<text:span text:style-name="T5">19</text:span>99</text:p>
      <text:p text:style-name="P36"/>
      <text:p text:style-name="P51">Folder structure:</text:p>
      <text:p text:style-name="P51">project_name:</text:p>
      <text:p text:style-name="P51"><text:tab/><text:span text:style-name="T14">folder_structure000.doc</text:span></text:p>
      <text:p text:style-name="P51"><text:tab/><text:span text:style-name="T14">obsolete</text:span></text:p>
      <text:p text:style-name="P51"><text:tab/><text:span text:style-name="T14">drawings</text:span></text:p>
      <text:p text:style-name="P51"><text:tab/><text:tab/><text:span text:style-name="T16">electrical</text:span></text:p>
      <text:p text:style-name="P51"><text:tab/><text:tab/><text:span text:style-name="T16">mechanical</text:span></text:p>
      <text:p text:style-name="P51"><text:tab/><text:span text:style-name="T15">proj</text:span></text:p>
      <text:p text:style-name="P51"><text:tab/><text:tab/><text:span text:style-name="T15">project_schedule.ods</text:span></text:p>
      <text:p text:style-name="P51"><text:tab/><text:tab/><text:span text:style-name="T16">biz</text:span></text:p>
      <text:p text:style-name="P51"><text:tab/><text:tab/><text:tab/><text:span text:style-name="T16">cash_flow.ods</text:span></text:p>
      <text:p text:style-name="P51"><text:tab/></text:p>
      <text:p text:style-name="P35"/>
      <text:p text:style-name="P35">Simple processes.</text:p>
      <text:p text:style-name="P35">Hierarchical processes</text:p>
      <text:p text:style-name="P35">Agile development (Iterative)</text:p>
      <text:p text:style-name="P35">Planning – identifying which work product (documents) are needed.</text:p>
      <text:p text:style-name="P35"/>
      <text:p text:style-name="P46">Document list:</text:p>
      <text:p text:style-name="P46">Project plan</text:p>
      <text:p text:style-name="P50"/>
      <text:p text:style-name="P41">Project Plan - </text:p>
      <text:p text:style-name="P41"><text:tab/><text:span text:style-name="T7">3 dev cycles – Alpha, Beta, Release</text:span></text:p>
      <text:p text:style-name="P41"><text:tab/><text:span text:style-name="T7">3 dev cycles in each</text:span></text:p>
      <text:p text:style-name="P41"><text:tab/><text:span text:style-name="T7">Each cycle update:</text:span></text:p>
      <text:p text:style-name="P41"><text:tab/><text:tab/><text:span text:style-name="T7">User requirements</text:span></text:p>
      <text:p text:style-name="P41"><text:tab/><text:tab/><text:span text:style-name="T7">Specifications</text:span></text:p>
      <text:p text:style-name="P41"><text:tab/><text:tab/><text:span text:style-name="T7">Support requirements</text:span></text:p>
      <text:p text:style-name="P41"><text:tab/><text:tab/><text:span text:style-name="T7">Test cases</text:span></text:p>
      <text:p text:style-name="P41"><text:tab/><text:span text:style-name="T7">Test Plan (TDD)</text:span></text:p>
      <text:p text:style-name="P41"/>
      <text:p text:style-name="P44">Business Plan</text:p>
      <text:p text:style-name="P44"><text:tab/>Proof of Concept</text:p>
      <text:p text:style-name="P41"><text:tab/><text:span text:style-name="T6">Scaling</text:span></text:p>
      <text:p text:style-name="P44"><text:tab/>Market Analysis</text:p>
      <text:p text:style-name="P44"><text:tab/>Estimated Cash Flow</text:p>
      <text:p text:style-name="P44"><text:tab/>BOM Cost</text:p>
      <text:p text:style-name="P44"><text:soft-page-break/><text:tab/>Production</text:p>
      <text:p text:style-name="P44"><text:tab/>Marketing Plan</text:p>
      <text:p text:style-name="P48">External requirements (User)</text:p>
      <text:p text:style-name="P46"><text:tab/>Written requirements</text:p>
      <text:p text:style-name="P46"><text:tab/>Use case scenarios</text:p>
      <text:p text:style-name="P46"><text:tab/>Sequence Diagrams</text:p>
      <text:p text:style-name="P46"><text:tab/>Hierarchical state diagrams</text:p>
      <text:p text:style-name="P46">Internal requirements (Support)</text:p>
      <text:p text:style-name="P46"><text:tab/>Written requirements</text:p>
      <text:p text:style-name="P46"><text:tab/>Use case scenarios</text:p>
      <text:p text:style-name="P46"><text:tab/>Sequence Diagrams</text:p>
      <text:p text:style-name="P46"><text:tab/>Hierarchical state diagrams</text:p>
      <text:p text:style-name="P46"><text:tab/><text:span text:style-name="T12">Revision Control Process</text:span></text:p>
      <text:p text:style-name="P46">Specifications</text:p>
      <text:p text:style-name="P46"><text:tab/>Written requirements</text:p>
      <text:p text:style-name="P46"><text:tab/>Use case scenarios</text:p>
      <text:p text:style-name="P46"><text:tab/>Sequence Diagrams</text:p>
      <text:p text:style-name="P46"><text:tab/>Hierarchical state diagrams</text:p>
      <text:p text:style-name="P46"><text:tab/>Schematics</text:p>
      <text:p text:style-name="P46">Support Documents:</text:p>
      <text:p text:style-name="P43"><text:tab/><text:span text:style-name="T11">Document b</text:span>ackup strategy</text:p>
      <text:p text:style-name="P46"><text:tab/>Document index <text:span text:style-name="T9">(hierarchical)</text:span></text:p>
      <text:p text:style-name="P49"><text:tab/><text:span text:style-name="T14">Drawings</text:span></text:p>
      <text:p text:style-name="P52"><text:tab/>Build Instructions</text:p>
      <text:p text:style-name="P46"><text:tab/><text:span text:style-name="T9">Release Instructions</text:span></text:p>
      <text:p text:style-name="P46"><text:tab/><text:span text:style-name="T9">Reference Docs.</text:span></text:p>
      <text:p text:style-name="P53">Procurement Documents:</text:p>
      <text:p text:style-name="P47"><text:tab/><text:span text:style-name="T10">Inventory (part numbers, suppliers, part location either in storage or used)</text:span></text:p>
      <text:p text:style-name="P47"><text:tab/><text:tab/><text:tab/></text:p>
      <text:p text:style-name="P46">Test Plan</text:p>
      <text:p text:style-name="P35"><text:tab/><text:span text:style-name="T8">Test cases</text:span></text:p>
      <text:p text:style-name="P35"><text:tab/><text:span text:style-name="T9">Test Instructions</text:span></text:p>
      <text:p text:style-name="P45"/>
      <text:p text:style-name="P46"><text:tab/></text:p>
      <text:p text:style-name="P38"/>
      <text:p text:style-name="P38"><text:tab/><text:tab/></text:p>
      <text:p text:style-name="P39"><text:span text:style-name="T13">Tracking<text:tab/></text:span><text:tab/></text:p>
      <text:p text:style-name="P42"><text:tab/>Project Log – <text:span text:style-name="T8">update daily.</text:span></text:p>
      <text:p text:style-name="P42"><text:tab/><text:span text:style-name="T13">Meeting minutes</text:span></text:p>
      <text:p text:style-name="P42"/>
      <text:p text:style-name="P42"/>
      <text:p text:style-name="P42"/>
      <text:p text:style-name="P42">Market</text:p>
      <text:p text:style-name="P42"/>
      <text:p text:style-name="P42"/>
      <text:p text:style-name="P42">Specifications</text:p>
      <text:p text:style-name="P42"/>
      <text:p text:style-name="P40">Processes – update project plan weekly -</text:p>
      <text:p text:style-name="P50">Tracking – Use document index.</text:p>
      <text:p text:style-name="P50"><text:soft-page-break/>Project Initiation – create folders and skeleton docs.</text:p>
      <text:p text:style-name="P4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3T07:04:28.831222173</meta:creation-date>
    <meta:editing-duration>P19DT2H52M25S</meta:editing-duration>
    <meta:editing-cycles>64</meta:editing-cycles>
    <meta:generator>LibreOffice/7.0.4.2$Linux_X86_64 LibreOffice_project/00$Build-2</meta:generator>
    <dc:date>2021-11-22T09:12:27.581006462</dc:date>
    <meta:document-statistic meta:table-count="0" meta:image-count="0" meta:object-count="0" meta:page-count="3" meta:paragraph-count="83" meta:word-count="215" meta:character-count="1682" meta:non-whitespace-character-count="146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addDateText_CTRL_T
    dim document   as object
    dim dispatcher as object

    document   = ThisComponent.CurrentController.Frame
    dispatcher = createUnoService("com.sun.star.frame.DispatchHelper")

    gotoEnd()
    dim sText as string
    sText = Format(Now(),"dddd mmm dd, yyyy")
    
    dim args3(0) as new com.sun.star.beans.PropertyValue
	args3(0).Name = "Bold"
	args3(0).Value = true

	dispatcher.executeDispatch(document, ".uno:Bold", "", 0, args3())
	

    dim textFormatat(0) as new com.sun.star.beans.PropertyValue
    textFormatat(0).Name = "Text"
    textFormatat(0).Value = sText
    dispatcher.executeDispatch(document, ".uno:InsertText", "", 0, textFormatat())

	dim args4(0) as new com.sun.star.beans.PropertyValue
	args4(0).Name = "Bold"
	args4(0).Value = false

	dispatcher.executeDispatch(document, ".uno:Bold", "", 0, args4())
	   

end sub


Sub CopyPasteRange()
  Dim oSourceDoc, oSourceSheet, oSourceRange
  Dim oTargetDoc, oTargetSheet, oTargetCell
  Dim oDisp, octl 
  Dim sUrl As String
  Dim NoArg()

  REM Set source doc/currentController/frame/sheet/range.
  oSourceDoc=ThisComponent
  octl = oSourcedoc.getCurrentController()
  oSourceframe = octl.getFrame()
  oSourceSheet= oSourceDoc.Sheets(0)
  oSourceRange = ThisComponent.CurrentSelection
  
  REM create the DispatcherService
  oDisp = createUnoService("com.sun.star.frame.DispatchHelper")

  REM select source range
  octl.Select(oSourceRange)

  REM copy the current selection to the clipboard.
  oDisp.executeDispatch(octl, ".uno:Copy", "", 0, NoArg()) 
  
  
	dim args5(5) as new com.sun.star.beans.PropertyValue
	args5(0).Name = "Flags"
	args5(0).Value = "SVD"
	args5(1).Name = "FormulaCommand"
	args5(1).Value = 0
	args5(2).Name = "SkipEmptyCells"
	args5(2).Value = false
	args5(3).Name = "Transpose"
	args5(3).Value = false
	args5(4).Name = "AsLink"
	args5(4).Value = false
	args5(5).Name = "MoveMode"
	args5(5).Value = 4

	oDisp.executeDispatch(octl, ".uno:InsertContents", "", 0, args5())
  

End Sub


sub formatDate()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
rem ----------------------------------------------------------------------
dim args3(0) as new com.sun.star.beans.PropertyValue
args3(0).Name = "Bold"
args3(0).Value = true

dispatcher.executeDispatch(document, ".uno:Bold", "", 0, args3())

rem ----------------------------------------------------------------------
dim args6(0) as new com.sun.star.beans.PropertyValue
args6(0).Name = "NumberFormatValue"
args6(0).Value = 121

dispatcher.executeDispatch(document, ".uno:NumberFormatValue", "", 0, args6())

end sub


sub gotoEn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
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InsertDateField", "", 0, Array())

rem ----------------------------------------------------------------------
dispatcher.executeDispatch(document, ".uno:FieldDialog", "", 0, Array())


end sub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